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53F09A90D35497B262.png" manifest:media-type="image/png"/>
  <manifest:file-entry manifest:full-path="Pictures/10016E4900006D0C00004D3CDDF1B4BBD503E4E0.svg" manifest:media-type="image/svg+xml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000000004B0000003847A48ED39A4F64CB7.jpg" manifest:media-type="image/jpeg"/>
  <manifest:file-entry manifest:full-path="Pictures/10000000000000C8000000C8CEAC5367EB2A4F49.png" manifest:media-type="image/png"/>
  <manifest:file-entry manifest:full-path="Pictures/1000000000000203000001DC0725E8D55FADD47E.jpg" manifest:media-type="image/jpeg"/>
  <manifest:file-entry manifest:full-path="Pictures/10000000000006A2000006A0A0A7FAA8137A637B.jpg" manifest:media-type="image/jpeg"/>
  <manifest:file-entry manifest:full-path="Pictures/100002010000060F000004AE39E1005EF19C9F0A.png" manifest:media-type="image/pn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5DC000005CDED47F3B7411CC3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7A48ED39A4F64CB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A0A7FAA8137A637B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358cm">
          <draw:text-box>
            <text:p text:style-name="P3"><text:span text:style-name="T5">Vídeo 14</text:span><text:span text:style-name="T6">: Mezclando circuitos: Multiplexor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7">Madrid, 2018-Mar-09</text:span></text:p>
          </draw:text-box>
        </draw:frame>
        <draw:frame draw:style-name="gr7" draw:text-style-name="P11" draw:layer="layout" svg:width="11.508cm" svg:height="11.393cm" svg:x="15.416cm" svg:y="5.08cm">
          <draw:image xlink:href="Pictures/10000000000005DC000005CDED47F3B7411CC3FE.png" xlink:type="simple" xlink:show="embed" xlink:actuate="onLoad">
            <text:p/>
          </draw:image>
        </draw:frame>
        <draw:frame draw:style-name="gr7" draw:text-style-name="P11" draw:layer="layout" svg:width="12.7cm" svg:height="8.995cm" svg:x="2.032cm" svg:y="4.826cm">
          <draw:image xlink:href="Pictures/10016E4900006D0C00004D3CDDF1B4BBD503E4E0.svg" xlink:type="simple" xlink:show="embed" xlink:actuate="onLoad">
            <text:p/>
          </draw:image>
          <draw:image xlink:href="Pictures/100002010000034800000253F09A90D35497B262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3-06T18:19:40.678059273</dc:date>
    <meta:editing-duration>P7DT21H5M57S</meta:editing-duration>
    <meta:editing-cycles>495</meta:editing-cycles>
    <meta:generator>LibreOffice/5.3.0.2$Linux_X86_64 LibreOffice_project/997d747c890a0bb3cefcaf53bbf9fe0bd673ccf4</meta:generator>
    <meta:print-date>2017-10-04T10:42:29.653181544</meta:print-date>
    <meta:document-statistic meta:object-count="41"/>
  </office:meta>
</office:document-meta>
</file>